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0.712cm" fo:min-width="2.2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628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fill-color="#1f9999" draw:textarea-horizontal-align="justify" draw:textarea-vertical-align="middle" draw:auto-grow-height="false" fo:min-height="1.338cm" fo:min-width="3.628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999999" draw:marker-end="Arrowheads_20_6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21cm" fo:min-width="3.494cm"/>
      <style:paragraph-properties style:writing-mode="lr-tb"/>
    </style:style>
    <style:style style:name="gr10" style:family="graphic" style:parent-style-name="objectwithoutfill">
      <style:graphic-properties svg:stroke-color="#999999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999999"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fill-color="#1f9999" draw:textarea-horizontal-align="justify" draw:textarea-vertical-align="middle" draw:auto-grow-height="false" fo:min-height="1.339cm" fo:min-width="3.628cm"/>
      <style:paragraph-properties style:writing-mode="lr-tb"/>
    </style:style>
    <style:style style:name="gr14" style:family="graphic" style:parent-style-name="objectwithoutfill">
      <style:graphic-properties svg:stroke-color="#999999" draw:marker-end="Arrowheads_20_10" draw:marker-end-width="0.3cm" draw:fill="none" draw:textarea-vertical-align="middle"/>
    </style:style>
    <style:style style:name="gr15" style:family="graphic" style:parent-style-name="objectwithoutfill">
      <style:graphic-properties svg:stroke-color="#999999" draw:marker-end="Arrowheads_20_11" draw:marker-end-width="0.3cm" draw:fill="none" draw:textarea-vertical-align="middle"/>
    </style:style>
    <style:style style:name="gr16" style:family="graphic" style:parent-style-name="objectwithoutfill">
      <style:graphic-properties svg:stroke-color="#999999" draw:marker-end="Arrowheads_20_12" draw:marker-end-width="0.3cm" draw:fill="none" draw:textarea-vertical-align="bottom"/>
      <style:paragraph-properties style:writing-mode="lr-tb"/>
    </style:style>
    <style:style style:name="gr17" style:family="graphic" style:parent-style-name="objectwithoutfill">
      <style:graphic-properties svg:stroke-color="#999999" draw:marker-end="Arrowheads_20_13" draw:marker-end-width="0.3cm" draw:fill="none" draw:textarea-vertical-align="middle"/>
    </style:style>
    <style:style style:name="gr18" style:family="graphic" style:parent-style-name="objectwithoutfill">
      <style:graphic-properties svg:stroke-color="#5b1f99" draw:marker-end="Arrowheads_20_14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svg:stroke-color="#5b1f99" draw:marker-end="Arrowheads_20_15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1f9999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54cm" svg:height="0.962cm" svg:x="13.116cm" svg:y="1.635cm">
          <draw:text-box>
            <text:p text:style-name="P1">Ion</text:p>
          </draw:text-box>
        </draw:frame>
        <draw:custom-shape draw:style-name="gr2" draw:text-style-name="P3" xml:id="id2" draw:id="id2" draw:layer="layout" svg:width="4.128cm" svg:height="1.588cm" svg:x="12.296cm" svg:y="12.614cm">
          <text:p text:style-name="P3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128cm" svg:height="1.588cm" svg:x="4.358cm" svg:y="15.788cm">
          <text:p text:style-name="P1"><text:span text:style-name="T1">Controller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422cm" svg:y1="15.788cm" svg:x2="14.36cm" svg:y2="14.202cm" draw:start-shape="id1" draw:start-glue-point="0" draw:end-shape="id2" draw:end-glue-point="2" svg:d="M6422 15788v-793h7938v-793" svg:viewBox="0 0 7939 1587">
          <text:p/>
        </draw:connector>
        <draw:custom-shape draw:style-name="gr2" draw:text-style-name="P1" xml:id="id3" draw:id="id3" draw:layer="layout" svg:width="4.128cm" svg:height="1.588cm" svg:x="12.296cm" svg:y="15.789cm">
          <text:p text:style-name="P1"><text:span text:style-name="T1">ModelC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36cm" svg:y1="15.789cm" svg:x2="14.36cm" svg:y2="14.202cm" draw:start-shape="id3" draw:start-glue-point="0" draw:end-shape="id2" draw:end-glue-point="2" svg:d="M14360 15789v-1587" svg:viewBox="0 0 1 1588">
          <text:p/>
        </draw:connector>
        <draw:custom-shape draw:style-name="gr5" draw:text-style-name="P5" xml:id="id4" draw:id="id4" draw:layer="layout" svg:width="4.128cm" svg:height="1.588cm" svg:x="20.233cm" svg:y="15.791cm">
          <text:p text:style-name="P1"><text:span text:style-name="T1">ViewC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297cm" svg:y1="15.791cm" svg:x2="14.36cm" svg:y2="14.202cm" draw:start-shape="id4" draw:start-glue-point="0" draw:end-shape="id2" draw:end-glue-point="2" svg:d="M22297 15791v-794h-7937v-795" svg:viewBox="0 0 7938 1590">
          <text:p/>
        </draw:connector>
        <draw:custom-shape draw:style-name="gr2" draw:text-style-name="P1" xml:id="id5" draw:id="id5" draw:layer="layout" svg:width="4.128cm" svg:height="1.588cm" svg:x="12.296cm" svg:y="18.965cm">
          <text:p text:style-name="P1"><text:span text:style-name="T1">TransformMC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36cm" svg:y1="18.965cm" svg:x2="14.36cm" svg:y2="17.377cm" draw:start-shape="id5" draw:start-glue-point="0" draw:end-shape="id3" draw:end-glue-point="2" svg:d="M14360 18965v-1588" svg:viewBox="0 0 1 1589">
          <text:p/>
        </draw:connector>
        <draw:connector draw:style-name="gr8" draw:text-style-name="P4" draw:layer="layout" draw:line-skew="-0.952cm" svg:x1="12.296cm" svg:y1="13.408cm" svg:x2="4.492cm" svg:y2="5.06cm" draw:start-shape="id2" draw:start-glue-point="3" draw:end-shape="id6" draw:end-glue-point="3" svg:d="M12296 13408h-9257v-8348h1453" svg:viewBox="0 0 9258 8349">
          <text:p/>
        </draw:connector>
        <draw:custom-shape draw:style-name="gr9" draw:text-style-name="P3" xml:id="id6" draw:id="id6" draw:layer="layout" svg:width="3.994cm" svg:height="1.771cm" svg:x="4.492cm" svg:y="4.175cm">
          <draw:glue-point draw:id="4" svg:x="-5cm" svg:y="5.006cm"/>
          <draw:glue-point draw:id="5" svg:x="-4.203cm" svg:y="-4.997cm"/>
          <draw:glue-point draw:id="6" svg:x="-3.41cm" svg:y="-4.997cm"/>
          <draw:glue-point draw:id="7" svg:x="-4.203cm" svg:y="5.002cm"/>
          <draw:glue-point draw:id="8" svg:x="-3.41cm" svg:y="5.002cm"/>
          <draw:glue-point draw:id="9" svg:x="-5cm" svg:y="3.963cm"/>
          <draw:glue-point draw:id="10" svg:x="-5cm" svg:y="2.173cm"/>
          <draw:glue-point draw:id="11" svg:x="-5cm" svg:y="-1.411cm"/>
          <draw:glue-point draw:id="12" svg:x="-5cm" svg:y="-3.207cm"/>
          <draw:glue-point draw:id="13" svg:x="-2.613cm" svg:y="-4.997cm"/>
          <draw:glue-point draw:id="14" svg:x="-1.82cm" svg:y="-4.997cm"/>
          <draw:glue-point draw:id="15" svg:x="-1.024cm" svg:y="-4.997cm"/>
          <draw:glue-point draw:id="16" svg:x="0.565cm" svg:y="-4.997cm"/>
          <draw:glue-point draw:id="17" svg:x="1.359cm" svg:y="-4.997cm"/>
          <draw:glue-point draw:id="18" svg:x="2.155cm" svg:y="-4.997cm"/>
          <draw:glue-point draw:id="19" svg:x="2.949cm" svg:y="-4.997cm"/>
          <draw:glue-point draw:id="20" svg:x="3.745cm" svg:y="-4.997cm"/>
          <draw:glue-point draw:id="21" svg:x="4.539cm" svg:y="-4.997cm"/>
          <draw:glue-point draw:id="22" svg:x="5.002cm" svg:y="-3.207cm"/>
          <draw:glue-point draw:id="23" svg:x="5.002cm" svg:y="-1.411cm"/>
          <draw:glue-point draw:id="24" svg:x="5.002cm" svg:y="2.173cm"/>
          <draw:glue-point draw:id="25" svg:x="5.002cm" svg:y="3.963cm"/>
          <draw:glue-point draw:id="26" svg:x="3.745cm" svg:y="5.002cm"/>
          <draw:glue-point draw:id="27" svg:x="4.539cm" svg:y="5.002cm"/>
          <draw:glue-point draw:id="28" svg:x="2.949cm" svg:y="5.002cm"/>
          <draw:glue-point draw:id="29" svg:x="2.155cm" svg:y="5.002cm"/>
          <draw:glue-point draw:id="30" svg:x="1.359cm" svg:y="5.002cm"/>
          <draw:glue-point draw:id="31" svg:x="0.565cm" svg:y="5.002cm"/>
          <draw:glue-point draw:id="32" svg:x="-1.024cm" svg:y="5.002cm"/>
          <draw:glue-point draw:id="33" svg:x="-1.82cm" svg:y="5.002cm"/>
          <draw:glue-point draw:id="34" svg:x="-2.613cm" svg:y="5.002cm"/>
          <draw:glue-point draw:id="35" svg:x="5.002cm" svg:y="0.378cm"/>
          <draw:glue-point draw:id="36" svg:x="-5cm" svg:y="0.378cm"/>
          <draw:glue-point draw:id="37" svg:x="-0.23cm" svg:y="-4.997cm"/>
          <draw:glue-point draw:id="38" svg:x="-0.23cm" svg:y="5.002cm"/>
          <text:p text:style-name="P3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line-skew="-0.133cm" svg:x1="7.984cm" svg:y1="4.176cm" svg:x2="13.066cm" svg:y2="4.176cm" draw:start-shape="id6" draw:start-glue-point="20" draw:end-shape="id7" draw:end-glue-point="6" svg:d="M7984 4176v-636h5082v636" svg:viewBox="0 0 5083 637">
          <text:p/>
        </draw:connector>
        <draw:custom-shape draw:style-name="gr2" draw:text-style-name="P1" xml:id="id8" draw:id="id8" draw:layer="layout" svg:width="4.128cm" svg:height="1.588cm" svg:x="20.233cm" svg:y="4.35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4.36cm" svg:y1="4.359cm" svg:x2="22.297cm" svg:y2="4.359cm" draw:end-shape="id8" draw:end-glue-point="0" svg:d="M14360 4359v-501h7937v501" svg:viewBox="0 0 7938 502">
          <text:p/>
        </draw:connector>
        <draw:custom-shape draw:style-name="gr5" draw:text-style-name="P5" xml:id="id9" draw:id="id9" draw:layer="layout" svg:width="4.128cm" svg:height="1.588cm" svg:x="20.233cm" svg:y="18.964cm">
          <text:p text:style-name="P1"><text:span text:style-name="T1">MeshVC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22.297cm" svg:y1="18.964cm" svg:x2="22.297cm" svg:y2="17.379cm" draw:start-shape="id9" draw:start-glue-point="0" draw:end-shape="id4" draw:end-glue-point="2" svg:d="M22297 18964v-1585" svg:viewBox="0 0 1 1586">
          <text:p/>
        </draw:connector>
        <draw:custom-shape draw:style-name="gr13" draw:text-style-name="P5" xml:id="id10" draw:id="id10" draw:layer="layout" svg:width="4.128cm" svg:height="1.589cm" svg:x="12.296cm" svg:y="8.803cm">
          <text:p text:style-name="P1"><text:span text:style-name="T1">Canvas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4.36cm" svg:y1="8.803cm" svg:x2="14.36cm" svg:y2="5.947cm" draw:start-shape="id10" draw:start-glue-point="0" svg:d="M14360 8803v-2856" svg:viewBox="0 0 1 2857">
          <text:p/>
        </draw:connector>
        <draw:custom-shape draw:style-name="gr5" draw:text-style-name="P5" xml:id="id11" draw:id="id11" draw:layer="layout" svg:width="4.128cm" svg:height="1.588cm" svg:x="20.233cm" svg:y="8.804cm"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22.297cm" svg:y1="8.804cm" svg:x2="22.297cm" svg:y2="5.947cm" draw:start-shape="id11" draw:start-glue-point="0" draw:end-shape="id8" draw:end-glue-point="2" svg:d="M22297 8804v-2857" svg:viewBox="0 0 1 2858">
          <text:p/>
        </draw:connector>
        <draw:connector draw:style-name="gr16" draw:text-style-name="P7" draw:layer="layout" svg:x1="12.296cm" svg:y1="9.597cm" svg:x2="6.398cm" svg:y2="5.945cm" draw:start-shape="id10" draw:start-glue-point="3" draw:end-shape="id6" draw:end-glue-point="38" svg:d="M12296 9597h-5898v-3652" svg:viewBox="0 0 5899 3653">
          <text:p text:style-name="P6"><text:span text:style-name="T2">Camera</text:span></text:p>
        </draw:connector>
        <draw:connector draw:style-name="gr17" draw:text-style-name="P4" draw:layer="layout" svg:x1="14.36cm" svg:y1="8.803cm" svg:x2="22.297cm" svg:y2="8.804cm" draw:start-shape="id10" draw:start-glue-point="0" draw:end-shape="id11" draw:end-glue-point="0" svg:d="M14360 8803v-502h7937v503" svg:viewBox="0 0 7938 504">
          <text:p/>
        </draw:connector>
        <draw:connector draw:style-name="gr18" draw:text-style-name="P7" draw:layer="layout" svg:x1="20.233cm" svg:y1="5.153cm" svg:x2="16.424cm" svg:y2="5.153cm" draw:start-shape="id8" draw:start-glue-point="3" svg:d="M20233 5153h-3809" svg:viewBox="0 0 3810 1">
          <text:p text:style-name="P6"><text:span text:style-name="T2">SceneList</text:span></text:p>
        </draw:connector>
        <draw:connector draw:style-name="gr19" draw:text-style-name="P7" draw:layer="layout" svg:x1="12.43cm" svg:y1="5.761cm" svg:x2="8.486cm" svg:y2="4.493cm" draw:start-shape="id7" draw:start-glue-point="9" draw:end-shape="id6" draw:end-glue-point="22" svg:d="M12430 5761h-1972v-1268h-1972" svg:viewBox="0 0 3945 1269">
          <text:p text:style-name="P6"><text:span text:style-name="T2">ObjectList</text:span></text:p>
        </draw:connector>
        <draw:custom-shape draw:style-name="gr9" draw:text-style-name="P3" xml:id="id7" draw:id="id7" draw:layer="layout" svg:width="3.994cm" svg:height="1.771cm" svg:x="12.43cm" svg:y="4.175cm">
          <draw:glue-point draw:id="4" svg:x="-5cm" svg:y="5.006cm"/>
          <draw:glue-point draw:id="5" svg:x="-4.203cm" svg:y="-4.997cm"/>
          <draw:glue-point draw:id="6" svg:x="-3.41cm" svg:y="-4.997cm"/>
          <draw:glue-point draw:id="7" svg:x="-4.203cm" svg:y="5.002cm"/>
          <draw:glue-point draw:id="8" svg:x="-3.41cm" svg:y="5.002cm"/>
          <draw:glue-point draw:id="9" svg:x="-5cm" svg:y="3.963cm"/>
          <draw:glue-point draw:id="10" svg:x="-5cm" svg:y="2.173cm"/>
          <draw:glue-point draw:id="11" svg:x="-5cm" svg:y="-1.411cm"/>
          <draw:glue-point draw:id="12" svg:x="-5cm" svg:y="-3.207cm"/>
          <draw:glue-point draw:id="13" svg:x="-2.613cm" svg:y="-4.997cm"/>
          <draw:glue-point draw:id="14" svg:x="-1.82cm" svg:y="-4.997cm"/>
          <draw:glue-point draw:id="15" svg:x="-1.024cm" svg:y="-4.997cm"/>
          <draw:glue-point draw:id="16" svg:x="0.565cm" svg:y="-4.997cm"/>
          <draw:glue-point draw:id="17" svg:x="1.359cm" svg:y="-4.997cm"/>
          <draw:glue-point draw:id="18" svg:x="2.155cm" svg:y="-4.997cm"/>
          <draw:glue-point draw:id="19" svg:x="2.949cm" svg:y="-4.997cm"/>
          <draw:glue-point draw:id="20" svg:x="3.745cm" svg:y="-4.997cm"/>
          <draw:glue-point draw:id="21" svg:x="4.539cm" svg:y="-4.997cm"/>
          <draw:glue-point draw:id="22" svg:x="5.002cm" svg:y="-3.207cm"/>
          <draw:glue-point draw:id="23" svg:x="5.002cm" svg:y="-1.411cm"/>
          <draw:glue-point draw:id="24" svg:x="5.002cm" svg:y="2.173cm"/>
          <draw:glue-point draw:id="25" svg:x="5.002cm" svg:y="3.963cm"/>
          <draw:glue-point draw:id="26" svg:x="3.745cm" svg:y="5.002cm"/>
          <draw:glue-point draw:id="27" svg:x="4.539cm" svg:y="5.002cm"/>
          <draw:glue-point draw:id="28" svg:x="2.949cm" svg:y="5.002cm"/>
          <draw:glue-point draw:id="29" svg:x="2.155cm" svg:y="5.002cm"/>
          <draw:glue-point draw:id="30" svg:x="1.359cm" svg:y="5.002cm"/>
          <draw:glue-point draw:id="31" svg:x="0.565cm" svg:y="5.002cm"/>
          <draw:glue-point draw:id="32" svg:x="-1.024cm" svg:y="5.002cm"/>
          <draw:glue-point draw:id="33" svg:x="-1.82cm" svg:y="5.002cm"/>
          <draw:glue-point draw:id="34" svg:x="-2.613cm" svg:y="5.002cm"/>
          <draw:glue-point draw:id="35" svg:x="5.002cm" svg:y="0.378cm"/>
          <draw:glue-point draw:id="36" svg:x="-5cm" svg:y="0.378cm"/>
          <draw:glue-point draw:id="37" svg:x="-0.23cm" svg:y="-4.997cm"/>
          <draw:glue-point draw:id="38" svg:x="-0.23cm" svg:y="5.002cm"/>
          <text:p text:style-name="P3"><text:span text:style-name="T1">Sce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07:47:47.095000000</meta:creation-date>
    <dc:date>2021-05-02T11:10:30.877000000</dc:date>
    <meta:editing-duration>PT9M21S</meta:editing-duration>
    <meta:editing-cycles>2</meta:editing-cycles>
    <meta:generator>LibreOffice/7.0.3.1$Windows_X86_64 LibreOffice_project/d7547858d014d4cf69878db179d326fc3483e082</meta:generator>
    <meta:document-statistic meta:object-count="26"/>
  </office:meta>
</office:document-meta>
</file>